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20743531A423AB021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0.397cm" fo:text-align="start"/>
      <style:text-properties fo:font-size="8pt"/>
    </style:style>
    <style:style style:name="P3" style:family="paragraph">
      <loext:graphic-properties draw:fill="none" draw:fill-color="#ffffff"/>
      <style:paragraph-properties fo:line-height="0.397cm" fo:text-align="start"/>
      <style:text-properties fo:font-size="8pt"/>
    </style:style>
    <style:style style:name="P4" style:family="paragraph">
      <style:paragraph-properties fo:line-height="0.369cm" fo:text-align="start"/>
      <style:text-properties fo:font-size="8pt" style:font-size-asian="8pt" style:font-size-complex="8pt"/>
    </style:style>
    <style:style style:name="P5" style:family="paragraph">
      <style:paragraph-properties fo:line-height="0.397cm" fo:text-align="start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line-height="0.369cm" fo:text-align="start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line-height="0.397cm" fo:text-align="start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19.578cm" svg:height="13.731cm" svg:x="5.172cm" svg:y="3.269cm">
          <draw:image xlink:href="Pictures/10000001000002E40000020743531A423AB021FB.png" xlink:type="simple" xlink:show="embed" xlink:actuate="onLoad" draw:mime-type="image/png">
            <text:p/>
          </draw:image>
        </draw:frame>
        <draw:frame draw:style-name="gr2" draw:text-style-name="P3" draw:layer="layout" svg:width="2.123cm" svg:height="2.236cm" svg:x="4.667cm" svg:y="11.944cm">
          <draw:text-box>
            <text:p text:style-name="P2">23 <text:s/>LCD_RD</text:p>
            <text:p text:style-name="P2">24 <text:s/>LCD_WR</text:p>
            <text:p text:style-name="P2">25 <text:s/>LCD_RS</text:p>
            <text:p text:style-name="P2">26 <text:s/>LCD_CS</text:p>
            <text:p text:style-name="P2">27 <text:s/>LCD_RST</text:p>
          </draw:text-box>
        </draw:frame>
        <draw:frame draw:style-name="gr3" draw:text-style-name="P6" draw:layer="layout" svg:width="2.412cm" svg:height="2.862cm" svg:x="23.588cm" svg:y="11.538cm">
          <draw:text-box>
            <text:p text:style-name="P4"><text:span text:style-name="T1">13 <text:s/>LCD_D7</text:span></text:p>
            <text:p text:style-name="P4"><text:span text:style-name="T1">12 <text:s/>LCD_D6</text:span></text:p>
            <text:p text:style-name="P4"><text:span text:style-name="T1">11 <text:s/>LCD_D5</text:span></text:p>
            <text:p text:style-name="P4"><text:span text:style-name="T1"><text:s text:c="2"/></text:span><text:span text:style-name="T1">6 <text:s/>LCD_D4</text:span></text:p>
            <text:p text:style-name="P4"><text:span text:style-name="T1"><text:s text:c="2"/></text:span><text:span text:style-name="T1">5 <text:s/>LCD_D3</text:span></text:p>
            <text:p text:style-name="P5"><text:span text:style-name="T1"><text:s text:c="2"/></text:span><text:span text:style-name="T1">4 <text:s/>LCD_D2</text:span></text:p>
          </draw:text-box>
        </draw:frame>
        <draw:frame draw:style-name="gr4" draw:text-style-name="P7" draw:layer="layout" svg:width="2.362cm" svg:height="3.03cm" svg:x="23.638cm" svg:y="9.161cm">
          <draw:text-box>
            <text:p text:style-name="P5"><text:span text:style-name="T1">19 <text:s/>SD_SCK</text:span></text:p>
            <text:p text:style-name="P5"><text:span text:style-name="T1">18 <text:s/>SD_DO</text:span></text:p>
            <text:p text:style-name="P5"><text:span text:style-name="T1">17 <text:s/>SD_DI</text:span></text:p>
            <text:p text:style-name="P5"><text:span text:style-name="T1">16 <text:s/>SD_SS</text:span></text:p>
            <text:p text:style-name="P5"><text:span text:style-name="T1">15 <text:s/>LCD_D1</text:span></text:p>
            <text:p text:style-name="P5"><text:span text:style-name="T1">14 <text:s/>LCD_D0</text:span></text:p>
          </draw:text-box>
        </draw:frame>
        <draw:frame draw:style-name="gr5" draw:text-style-name="P8" draw:layer="layout" svg:width="3.199cm" svg:height="1.17cm" svg:x="1.75cm" svg:y="12.5cm">
          <draw:text-box>
            <text:p>TFT-LCD</text:p>
          </draw:text-box>
        </draw:frame>
        <draw:frame draw:style-name="gr2" draw:text-style-name="P8" draw:layer="layout" svg:width="2.949cm" svg:height="1.17cm" svg:x="25.551cm" svg:y="11.08cm">
          <draw:text-box>
            <text:p>TFT-LC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24pt" fo:language="en" fo:country="US" style:font-name-asian="Noto Sans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02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5-03-15T07:53:07.016000000</meta:print-date>
    <dc:date>2025-03-15T07:54:03.348000000</dc:date>
    <meta:editing-duration>PT26M44S</meta:editing-duration>
    <meta:editing-cycles>1</meta:editing-cycles>
    <meta:document-statistic meta:object-count="6"/>
    <meta:generator>LibreOffice/7.4.2.3$Windows_X86_64 LibreOffice_project/382eef1f22670f7f4118c8c2dd222ec7ad009daf</meta:generator>
  </office:meta>
</office:document-meta>
</file>